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410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7862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8398in"/>
    </style:style>
    <style:style style:name="co24" style:family="table-column">
      <style:table-column-properties fo:break-before="auto" style:column-width="0.8827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0.861in"/>
    </style:style>
    <style:style style:name="co27" style:family="table-column">
      <style:table-column-properties fo:break-before="auto" style:column-width="0.979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0.7429in"/>
    </style:style>
    <style:style style:name="co30" style:family="table-column">
      <style:table-column-properties fo:break-before="auto" style:column-width="0.9102in"/>
    </style:style>
    <style:style style:name="co31" style:family="table-column">
      <style:table-column-properties fo:break-before="auto" style:column-width="0.6898in"/>
    </style:style>
    <style:style style:name="co32" style:family="table-column">
      <style:table-column-properties fo:break-before="auto" style:column-width="0.3354in"/>
    </style:style>
    <style:style style:name="co33" style:family="table-column">
      <style:table-column-properties fo:break-before="auto" style:column-width="0.3252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E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 table:number-rows-repeated="27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9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30" calcext:value-type="float">
            <text:p>53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content-validation-name="val1" table:formula="of:=SUM([.B41:.G41])" office:value-type="float" office:value="322" calcext:value-type="float">
            <text:p>322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arena tra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content-validation-name="val1" table:formula="of:=SUM([.B42:.G42])" office:value-type="float" office:value="436" calcext:value-type="float">
            <text:p>43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rena tra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43:.G43])" office:value-type="float" office:value="520" calcext:value-type="float">
            <text:p>52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kill lin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 table:number-rows-repeated="1048532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5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 table:number-rows-repeated="26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office:forms form:automatic-focus="false" form:apply-design-mode="false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number-columns-repeated="5" table:default-cell-style-name="Default"/>
        <table:table-column table:style-name="co30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9]);[.A80])" office:value-type="string" office:string-value="CRensa" calcext:value-type="string">
            <text:p>CRensa</text:p>
          </table:table-cell>
          <table:table-cell table:style-name="ce18" office:value-type="float" office:value="40.5" calcext:value-type="float">
            <text:p>4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0]);[.A81])" office:value-type="string" office:string-value="CRensa" calcext:value-type="string">
            <text:p>CRens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1]);[.A82])" office:value-type="string" office:string-value="Rensa" calcext:value-type="string">
            <text:p>Rensa</text:p>
          </table:table-cell>
          <table:table-cell table:style-name="ce18" office:value-type="float" office:value="41.5" calcext:value-type="float">
            <text:p>4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2]);[.A83])" office:value-type="string" office:string-value="Rensa" calcext:value-type="string">
            <text:p>Rens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3]);[.A84])" office:value-type="string" office:string-value="ERensa" calcext:value-type="string">
            <text:p>ERensa</text:p>
          </table:table-cell>
          <table:table-cell table:style-name="ce18" office:value-type="float" office:value="42.5" calcext:value-type="float">
            <text:p>4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4]);[.A85])" office:value-type="string" office:string-value="ERensa" calcext:value-type="string">
            <text:p>ERens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ce21"/>
        <table:table-column table:style-name="co32" table:default-cell-style-name="ce25"/>
        <table:table-column table:style-name="co32" table:number-columns-repeated="6" table:default-cell-style-name="ce26"/>
        <table:table-column table:style-name="co32" table:default-cell-style-name="ce27"/>
        <table:table-column table:style-name="co33" table:default-cell-style-name="ce25"/>
        <table:table-column table:style-name="co33" table:default-cell-style-name="ce24"/>
        <table:table-column table:style-name="co33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1]" office:value-type="string" office:string-value="CRensa" calcext:value-type="string">
            <text:p>C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2]" office:value-type="string" office:string-value="Rensa" calcext:value-type="string">
            <text:p>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3]" office:value-type="string" office:string-value="ERensa" calcext:value-type="string">
            <text:p>E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28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G44:TMHM.BG1048576 TMHM.B3:TMHM.BG43 TMHM.B44:TMHM.BF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8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table table:name="Analysis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2" table:default-cell-style-name="ce39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Averages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 table:formula="of:=COUNTIF([$Stats.I$1:.I$1048576];[.A2])+COUNTIF([$Stats.J$1:.J$1048576];[.A2])" office:value-type="float" office:value="11" calcext:value-type="float">
            <text:p>11</text:p>
          </table:table-cell>
          <table:table-cell/>
          <table:table-cell office:value-type="string" calcext:value-type="string">
            <text:p>HP</text:p>
          </table:table-cell>
          <table:table-cell table:formula="of:=AVERAGE([$Stats.B$1:.B$1048576])" office:value-type="float" office:value="71.0487804878049" calcext:value-type="float">
            <text:p>71.05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formula="of:=COUNTIF([$Stats.I$1:.I$1048576];[.A3])+COUNTIF([$Stats.J$1:.J$1048576];[.A3])" office:value-type="float" office:value="4" calcext:value-type="float">
            <text:p>4</text:p>
          </table:table-cell>
          <table:table-cell/>
          <table:table-cell office:value-type="string" calcext:value-type="string">
            <text:p>Attack</text:p>
          </table:table-cell>
          <table:table-cell table:formula="of:=AVERAGE([$Stats.C$1:.C$1048576])" office:value-type="float" office:value="81" calcext:value-type="float">
            <text:p>81.0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$Stats.I$1:.I$1048576];[.A4])+COUNTIF([$Stats.J$1:.J$1048576];[.A4])" office:value-type="float" office:value="1" calcext:value-type="float">
            <text:p>1</text:p>
          </table:table-cell>
          <table:table-cell/>
          <table:table-cell office:value-type="string" calcext:value-type="string">
            <text:p>Defense</text:p>
          </table:table-cell>
          <table:table-cell table:formula="of:=AVERAGE([$Stats.D$1:.D$1048576])" office:value-type="float" office:value="69.5365853658537" calcext:value-type="float">
            <text:p>69.54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formula="of:=COUNTIF([$Stats.I$1:.I$1048576];[.A5])+COUNTIF([$Stats.J$1:.J$1048576];[.A5])" office:value-type="float" office:value="1" calcext:value-type="float">
            <text:p>1</text:p>
          </table:table-cell>
          <table:table-cell/>
          <table:table-cell office:value-type="string" calcext:value-type="string">
            <text:p>SpAtk</text:p>
          </table:table-cell>
          <table:table-cell table:formula="of:=AVERAGE([$Stats.E$1:.E$1048576])" office:value-type="float" office:value="73.2926829268293" calcext:value-type="float">
            <text:p>73.29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table:formula="of:=COUNTIF([$Stats.I$1:.I$1048576];[.A6])+COUNTIF([$Stats.J$1:.J$1048576];[.A6])" office:value-type="float" office:value="3" calcext:value-type="float">
            <text:p>3</text:p>
          </table:table-cell>
          <table:table-cell/>
          <table:table-cell office:value-type="string" calcext:value-type="string">
            <text:p>SpDef</text:p>
          </table:table-cell>
          <table:table-cell table:formula="of:=AVERAGE([$Stats.F$1:.F$1048576])" office:value-type="float" office:value="77.4634146341464" calcext:value-type="float">
            <text:p>77.46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table:formula="of:=COUNTIF([$Stats.I$1:.I$1048576];[.A7])+COUNTIF([$Stats.J$1:.J$1048576];[.A7])" office:value-type="float" office:value="5" calcext:value-type="float">
            <text:p>5</text:p>
          </table:table-cell>
          <table:table-cell/>
          <table:table-cell office:value-type="string" calcext:value-type="string">
            <text:p>Speed</text:p>
          </table:table-cell>
          <table:table-cell table:formula="of:=AVERAGE([$Stats.G$1:.G$1048576])" office:value-type="float" office:value="73.7560975609756" calcext:value-type="float">
            <text:p>73.76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table:formula="of:=COUNTIF([$Stats.I$1:.I$1048576];[.A8])+COUNTIF([$Stats.J$1:.J$1048576];[.A8])" office:value-type="float" office:value="0" calcext:value-type="float">
            <text:p>0</text:p>
          </table:table-cell>
          <table:table-cell/>
          <table:table-cell office:value-type="string" calcext:value-type="string">
            <text:p>BST</text:p>
          </table:table-cell>
          <table:table-cell table:formula="of:=AVERAGE([$Stats.H$1:.H$1048576])" office:value-type="float" office:value="446.09756097561" calcext:value-type="float">
            <text:p>446.10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table:formula="of:=COUNTIF([$Stats.I$1:.I$1048576];[.A9])+COUNTIF([$Stats.J$1:.J$1048576];[.A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nd</text:p>
          </table:table-cell>
          <table:table-cell table:formula="of:=COUNTIF([$Stats.I$1:.I$1048576];[.A10])+COUNTIF([$Stats.J$1:.J$1048576];[.A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$Stats.I$1:.I$1048576];[.A11])+COUNTIF([$Stats.J$1:.J$1048576];[.A1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formula="of:=COUNTIF([$Stats.I$1:.I$1048576];[.A12])+COUNTIF([$Stats.J$1:.J$1048576];[.A1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$Stats.I$1:.I$1048576];[.A13])+COUNTIF([$Stats.J$1:.J$1048576];[.A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</text:p>
          </table:table-cell>
          <table:table-cell table:formula="of:=COUNTIF([$Stats.I$1:.I$1048576];[.A14])+COUNTIF([$Stats.J$1:.J$1048576];[.A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</text:p>
          </table:table-cell>
          <table:table-cell table:formula="of:=COUNTIF([$Stats.I$1:.I$1048576];[.A15])+COUNTIF([$Stats.J$1:.J$1048576];[.A15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</text:p>
          </table:table-cell>
          <table:table-cell table:formula="of:=COUNTIF([$Stats.I$1:.I$1048576];[.A16])+COUNTIF([$Stats.J$1:.J$1048576];[.A1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table:formula="of:=COUNTIF([$Stats.I$1:.I$1048576];[.A17])+COUNTIF([$Stats.J$1:.J$1048576];[.A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</text:p>
          </table:table-cell>
          <table:table-cell table:formula="of:=COUNTIF([$Stats.I$1:.I$1048576];[.A18])+COUNTIF([$Stats.J$1:.J$1048576];[.A1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</text:p>
          </table:table-cell>
          <table:table-cell table:formula="of:=COUNTIF([$Stats.I$1:.I$1048576];[.A19])+COUNTIF([$Stats.J$1:.J$1048576];[.A19]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23:18:21.927628699</meta:creation-date>
    <dc:date>2022-09-04T00:00:23.611849219</dc:date>
    <meta:editing-duration>PT5H46M50S</meta:editing-duration>
    <meta:editing-cycles>40</meta:editing-cycles>
    <meta:generator>LibreOffice/7.3.5.2$Linux_X86_64 LibreOffice_project/30$Build-2</meta:generator>
    <meta:document-statistic meta:table-count="7" meta:cell-count="4520" meta:object-count="0"/>
  </office:meta>
</office:document-meta>
</file>